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2"/>
    <style:style style:name="P3" style:family="paragraph" style:parent-style-name="List_20_Paragraph" style:list-style-name="WWNum1"/>
    <style:style style:name="P4" style:family="paragraph" style:parent-style-name="List_20_Paragraph" style:list-style-name="WWNum4"/>
    <style:style style:name="P5" style:family="paragraph" style:parent-style-name="List_20_Paragraph" style:list-style-name="WWNum3"/>
    <style:style style:name="T1" style:family="text">
      <style:text-properties style:text-underline-style="solid" style:text-underline-width="auto" style:text-underline-color="font-color" fo:font-weight="bold" style:font-weight-asian="bold"/>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ultural Impact</text:span><text:bookmark text:name="_GoBack"/></text:p>
      <text:list xml:id="list4670351645860249449" text:style-name="WWNum2">
        <text:list-item>
          <text:p text:style-name="P2">Aboriginal peoples and European explorers and settlers have had both positive and negative effects on each other.</text:p>
        </text:list-item>
        <text:list-item>
          <text:p text:style-name="P2">1755 – British create the first Indian Department of Canada in order to maintain good relationships with the Aboriginals.</text:p>
        </text:list-item>
        <text:list-item>
          <text:p text:style-name="P2">1900 – Aboriginal people near extinction due to warfare, diseases such as smallpox, measles, TB</text:p>
        </text:list-item>
        <text:list-item>
          <text:p text:style-name="P2">1876 and 1895 – Indian Acts – Encourage assimilation and established reservations.</text:p>
        </text:list-item>
      </text:list>
      <text:p text:style-name="Standard"><text:span text:style-name="T1">Residential School</text:span></text:p>
      <text:list xml:id="list3266409639684045514" text:style-name="WWNum1">
        <text:list-item>
          <text:p text:style-name="P3">Mid 1880s, Canadian government funded residential school system.</text:p>
        </text:list-item>
        <text:list-item>
          <text:p text:style-name="P3">Children were removed from rserves and put at far-away boarding schools run by the Catholic, United, and Anglican religious orders.</text:p>
        </text:list-item>
        <text:list-item>
          <text:p text:style-name="P3">1900s and 1960s – They were taught it was wrong to practice their cultural ways and severely punished if they did. Schools broke ties to communities, and children whose families had been isolated began to reject their past.</text:p>
        </text:list-item>
      </text:list>
      <text:p text:style-name="Standard"><text:span text:style-name="T1">National Aboriginal Day</text:span></text:p>
      <text:list xml:id="list9038855867701822683" text:style-name="WWNum4">
        <text:list-item>
          <text:p text:style-name="P4">1996 – Canada declared June 21<text:span text:style-name="T2">st</text:span> to be National Aboriginal Day.</text:p>
        </text:list-item>
      </text:list>
      <text:p text:style-name="Standard"><text:span text:style-name="T1">Reconciliation</text:span></text:p>
      <text:list xml:id="list4661334600526641127" text:style-name="WWNum3">
        <text:list-item>
          <text:p text:style-name="P5">1998 – Canada issued the “Statement of Reconciliation, which formally expressed regret for past actions.</text:p>
        </text:list-item>
        <text:list-item>
          <text:p text:style-name="P5">Action plan for healing of residential school students to improve health conditions and speed up land claims.</text:p>
        </text:list-item>
        <text:list-item>
          <text:p text:style-name="P5">Some Christian churches also accepted some of the guild to reconcile with Aboriginal communi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dc:creator>Jack McCracken</dc:creator>
    <meta:editing-cycles>1</meta:editing-cycles>
    <meta:creation-date>2013-05-07T14:49:00</meta:creation-date>
    <dc:date>2013-05-07T14:58:00</dc:date>
    <meta:editing-duration>PT9S</meta:editing-duration>
    <meta:generator>LibreOffice/4.1.2.3$Linux_X86_64 LibreOffice_project/410m0$Build-3</meta:generator>
    <meta:document-statistic meta:table-count="0" meta:image-count="0" meta:object-count="0" meta:page-count="1" meta:paragraph-count="15" meta:word-count="198" meta:character-count="1283" meta:non-whitespace-character-count="11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